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2404b9b0ed98cca55ea72a8e93809c0b" style:family="table-column">
      <style:table-column-properties fo:break-before="auto" style:use-optimal-column-width="false" style:column-width="6cm"/>
    </style:style>
    <style:style style:name="odsStyleTableColumn-49b7874bca15a50eec291be1ee1f3219" style:family="table-column">
      <style:table-column-properties fo:break-before="auto" style:use-optimal-column-width="false" style:column-width="5cm"/>
    </style:style>
    <style:style style:name="odsStyleTableColumn-0d03c5c838a4c4f21c634aadf2c821cf" style:family="table-column">
      <style:table-column-properties fo:break-before="auto" style:use-optimal-column-width="false" style:column-width="3cm"/>
    </style:style>
    <style:style style:name="odsStyleTableCell-f0c376ce1e85c9c69efa72e9878a6e76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9d2ff587bf1b6200a64df9d4d8fa946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b849411c76bd54e2e0c919b4de33d17c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a3b6c6f857d437a2efbb9b7bc73799c0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155abfdf9a55693c1f182397c73610aa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2404b9b0ed98cca55ea72a8e93809c0b" table:default-cell-style-name="Default"/>
        <table:table-column table:style-name="odsStyleTableColumn-49b7874bca15a50eec291be1ee1f3219" table:default-cell-style-name="Default"/>
        <table:table-column table:style-name="odsStyleTableColumn-0d03c5c838a4c4f21c634aadf2c821cf" table:default-cell-style-name="Default"/>
        <table:table-column table:style-name="odsStyleTableColumn-0d03c5c838a4c4f21c634aadf2c821cf" table:default-cell-style-name="Default"/>
        <table:table-column table:style-name="odsStyleTableColumn-0d03c5c838a4c4f21c634aadf2c821cf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f0c376ce1e85c9c69efa72e9878a6e76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9d2ff587bf1b6200a64df9d4d8fa9462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9d2ff587bf1b6200a64df9d4d8fa9462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9d2ff587bf1b6200a64df9d4d8fa9462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9d2ff587bf1b6200a64df9d4d8fa9462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b849411c76bd54e2e0c919b4de33d17c" office:value-type="string">
            <text:p>PAIS</text:p>
          </table:table-cell>
          <table:table-cell table:style-name="odsStyleTableCell-b849411c76bd54e2e0c919b4de33d17c" office:value-type="string">
            <text:p>UNIDAD MONETARIA</text:p>
          </table:table-cell>
          <table:table-cell table:style-name="odsStyleTableCell-b849411c76bd54e2e0c919b4de33d17c" office:value-type="string">
            <text:p>MONEDA</text:p>
          </table:table-cell>
          <table:table-cell table:style-name="odsStyleTableCell-b849411c76bd54e2e0c919b4de33d17c" office:value-type="string">
            <text:p>TIPO DE CAMBIO EN Bs POR UNIDAD DE MONEDA EXTRANJERA</text:p>
          </table:table-cell>
          <table:table-cell table:style-name="odsStyleTableCell-b849411c76bd54e2e0c919b4de33d17c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d2ff587bf1b6200a64df9d4d8fa9462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b849411c76bd54e2e0c919b4de33d17c" office:value-type="string">
            <text:p> </text:p>
          </table:table-cell>
          <table:table-cell table:style-name="odsStyleTableCell-b849411c76bd54e2e0c919b4de33d17c" office:value-type="string">
            <text:p>UNIDAD MONETARIA</text:p>
          </table:table-cell>
          <table:table-cell table:style-name="odsStyleTableCell-b849411c76bd54e2e0c919b4de33d17c" office:value-type="string">
            <text:p>MONEDA</text:p>
          </table:table-cell>
          <table:table-cell table:style-name="odsStyleTableCell-b849411c76bd54e2e0c919b4de33d17c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9d2ff587bf1b6200a64df9d4d8fa9462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b849411c76bd54e2e0c919b4de33d17c" office:value-type="string">
            <text:p> </text:p>
          </table:table-cell>
        </table:table-row>
        <table:table-row table:style-name="ro1">
          <table:table-cell table:style-name="odsStyleTableCell-a3b6c6f857d437a2efbb9b7bc73799c0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55abfdf9a55693c1f182397c73610aa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5T22:15:50</meta:creation-date>
    <meta:generator>ods générator</meta:generator>
    <dc:date>2024-10-15T22:15:50</dc:date>
    <meta:editing-duration>PT1S</meta:editing-duration>
    <meta:editing-cycles>1</meta:editing-cycles>
    <meta:document-statistic meta:table-count="1" meta:cell-count="4" meta:object-count="0"/>
  </office:meta>
</office:document-meta>
</file>